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O Writer test article with the unique keyword "odttestarticle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Grandel</meta:initial-creator>
    <meta:creation-date>2012-07-23T14:05:20</meta:creation-date>
    <meta:generator>LibreOffice/3.5$Linux_X86_64 LibreOffice_project/350m1$Build-2</meta:generator>
    <dc:date>2012-07-23T14:09:53</dc:date>
    <dc:creator>Florian Grandel</dc:creator>
    <meta:document-statistic meta:table-count="0" meta:image-count="0" meta:object-count="0" meta:page-count="1" meta:paragraph-count="1" meta:word-count="9" meta:character-count="64" meta:non-whitespace-character-count="56"/>
  </office:meta>
</office:document-meta>
</file>